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tados" style:family="table">
      <style:table-properties style:width="16.999cm" table:align="margins"/>
    </style:style>
    <style:style style:name="Estados.A" style:family="table-column">
      <style:table-column-properties style:column-width="3.598cm" style:rel-column-width="2040*"/>
    </style:style>
    <style:style style:name="Estados.B" style:family="table-column">
      <style:table-column-properties style:column-width="13.4cm" style:rel-column-width="7597*"/>
    </style:style>
    <style:style style:name="Estados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stados.B1" style:family="table-cell">
      <style:table-cell-properties fo:background-color="#b3b3b3" fo:padding="0.097cm" fo:border="0.002cm solid #000000">
        <style:background-image/>
      </style:table-cell-properties>
    </style:style>
    <style:style style:name="Estados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stados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Estado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able_20_Contents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bsistemas a tratar durante la 2ª iteración</text:h>
      <text:list xml:id="list31207124" text:style-name="L1">
        <text:list-item>
          <text:p text:style-name="P1">Subsistema de cola de platos</text:p>
        </text:list-item>
        <text:list-item>
          <text:p text:style-name="P1">Subsistema de cola de bebidas</text:p>
        </text:list-item>
        <text:list-item>
          <text:p text:style-name="P1">Subsistema de facturacion</text:p>
        </text:list-item>
        <text:list-item>
          <text:p text:style-name="P1">Subsistema de estadisticas</text:p>
        </text:list-item>
      </text:list>
      <text:p text:style-name="Standard"/>
      <text:p text:style-name="Standard">Los subsistemas de colas quedarán englobados por un subsistema de gestion de pedidos, que enviará los datos necesarios al subsistema de estadísticas, al de factura y redirigirá cada parte del pedido a su correspondiente subsistema de cola (Platos a Platos, bebidas a Bebidas).</text:p>
      <text:p text:style-name="Standard"/>
      <text:h text:style-name="Heading_20_1" text:outline-level="1">Tabla de estados</text:h>
      <text:p text:style-name="Standard"/>
      <table:table table:name="Estados" table:style-name="Estados">
        <table:table-column table:style-name="Estados.A"/>
        <table:table-column table:style-name="Estados.B"/>
        <table:table-row>
          <table:table-cell table:style-name="Estados.A1" office:value-type="string">
            <text:p text:style-name="P3">Nombre</text:p>
          </table:table-cell>
          <table:table-cell table:style-name="Estados.B1" office:value-type="string">
            <text:p text:style-name="P3">Descripción</text:p>
          </table:table-cell>
        </table:table-row>
        <table:table-row>
          <table:table-cell table:style-name="Estados.A2" table:number-columns-spanned="2" office:value-type="string">
            <text:p text:style-name="Table_20_Contents">Plato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el plato pero no se ha comenzado a preparar.</text:p>
          </table:table-cell>
        </table:table-row>
        <table:table-row>
          <table:table-cell table:style-name="Estados.A3" office:value-type="string">
            <text:p text:style-name="Table_20_Contents">Preparandose</text:p>
          </table:table-cell>
          <table:table-cell table:style-name="Estados.B3" office:value-type="string">
            <text:p text:style-name="Table_20_Contents">Se ha pedido el plato y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el plato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Bebida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la bebida pero no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la bebida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Factura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El cliente ha pedido la factura desde su terminal de mesa, el metre debe imprimirla.</text:p>
          </table:table-cell>
        </table:table-row>
        <table:table-row>
          <table:table-cell table:style-name="Estados.A3" office:value-type="string">
            <text:p text:style-name="Table_20_Contents">Impresa</text:p>
          </table:table-cell>
          <table:table-cell table:style-name="Estados.B3" office:value-type="string">
            <text:p text:style-name="Table_20_Contents">El metre ha seleccionado la factura y la ha imprimido, el camarero lo entrega en mesa.</text:p>
          </table:table-cell>
        </table:table-row>
        <table:table-row>
          <table:table-cell table:style-name="Estados.A3" office:value-type="string">
            <text:p text:style-name="Table_20_Contents">Pagada</text:p>
          </table:table-cell>
          <table:table-cell table:style-name="Estados.B3" office:value-type="string">
            <text:p text:style-name="Table_20_Contents">El cliente ha pagado al metre, se finaliza la cuenta de la mesa.</text:p>
          </table:table-cell>
        </table:table-row>
      </table:table>
      <text:p text:style-name="Standard"/>
      <text:h text:style-name="Heading_20_1" text:outline-level="1">Puntos a considerar en esta iteración</text:h>
      <text:p text:style-name="Standard"/>
      <text:list xml:id="list32597689" text:style-name="L2">
        <text:list-item>
          <text:p text:style-name="P2">El sistema de colas recibe los elementos con la mesa a la que están asociados. Estos elementos son el objeto al completo. Lo idóneo sería que almacenase referencias a los objetos dentro del [subsistema de pedidos]. Esto no se puede cumplir puesto que dicho subsistema será desarrollado en la siguiente iteración, con lo que habrá redundancia de datos.</text:p>
        </text:list-item>
        <text:list-item>
          <text:p text:style-name="P2">En caso de que se produzca una anulación de pedido o de algún elemento del pedido, el sistema informa al [subsistema de pedidos] y al subsistema de colas correspondiente.</text:p>
        </text:list-item>
        <text:list-item>
          <text:p text:style-name="P2">La mesa la utilizaremos como identificador, puesto que este punto no concierne a esta iteración, en la siguiente se podrá dar al código el valor que se desee, siempre y cuando identifique a una mesa.</text:p>
        </text:list-item>
        <text:list-item>
          <text:p text:style-name="P2">Las estadísticas se almacenan a la hora de pedir una factura, que es cuando podemos asegurar que todos los platos se han pedido y consumido.</text:p>
        </text:list-item>
        <text:list-item>
          <text:p text:style-name="P2">[Requisito no funcional] Cuando se genera una factura para una mesa, no se pueden hacer <text:soft-page-break/>más pedidos para esta mesa hasta que sea pag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32M40S</meta:editing-duration>
    <meta:editing-cycles>11</meta:editing-cycles>
    <meta:generator>OpenOffice.org/3.1$Win32 OpenOffice.org_project/310m11$Build-9399</meta:generator>
    <dc:date>2010-04-10T13:37:20.38</dc:date>
    <dc:creator>Sergio Rodriguez Lumley</dc:creator>
    <meta:document-statistic meta:table-count="1" meta:image-count="0" meta:object-count="0" meta:page-count="2" meta:paragraph-count="34" meta:word-count="364" meta:character-count="2064"/>
    <meta:user-defined meta:name="Info 1"/>
    <meta:user-defined meta:name="Info 2"/>
    <meta:user-defined meta:name="Info 3"/>
    <meta:user-defined meta:name="Info 4"/>
  </office:meta>
</office:document-meta>
</file>